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line-height="150%"/>
      <style:text-properties officeooo:paragraph-rsid="0008263d"/>
    </style:style>
    <style:style style:name="P2" style:family="paragraph" style:parent-style-name="Standard" style:list-style-name="L1">
      <style:paragraph-properties fo:line-height="150%"/>
      <style:text-properties officeooo:rsid="00089186" officeooo:paragraph-rsid="00089186"/>
    </style:style>
    <style:style style:name="P3" style:family="paragraph" style:parent-style-name="Standard">
      <style:paragraph-properties fo:line-height="150%"/>
      <style:text-properties officeooo:rsid="00089186" officeooo:paragraph-rsid="00089186"/>
    </style:style>
    <style:style style:name="T1" style:family="text">
      <style:text-properties officeooo:rsid="0008263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1">Vitaliy Alifanov</text:span></text:p>
        </text:list-item>
        <text:list-item>
          <text:p text:style-name="P1"><text:a xlink:type="simple" xlink:href="mailto:v.alifanov@innopolis.university" text:style-name="Internet_20_link" text:visited-style-name="Visited_20_Internet_20_Link"><text:span text:style-name="T1">v.alifanov@innopolis.university</text:span></text:a></text:p>
        </text:list-item>
        <text:list-item>
          <text:p text:style-name="P2">ADIS</text:p>
        </text:list-item>
        <text:list-item>
          <text:p text:style-name="P2"><text:a xlink:type="simple" xlink:href="https://github.com/1ADIS1/Inno-NLP" text:style-name="Internet_20_link" text:visited-style-name="Visited_20_Internet_20_Link">https://github.com/1ADIS1/Inno-NLP</text:a></text:p>
        </text:list-item>
      </text:list>
      <text:p text:style-name="P3"/>
      <text:h text:style-name="Heading_20_1" text:outline-level="1">Problem Solution</text:h>
      <text:p text:style-name="P3"/>
      <text:p text:style-name="P3">TODO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09:38:16.974000000</meta:creation-date>
    <dc:date>2024-04-06T09:41:12.102000000</dc:date>
    <meta:editing-duration>PT2M55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6" meta:word-count="12" meta:character-count="109" meta:non-whitespace-character-count="107"/>
  </office:meta>
</office:document-meta>
</file>